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2000000DF4CB9B7D1B563BD5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rsid="003a3f29" officeooo:paragraph-rsid="00176921" style:font-size-asian="14pt" style:font-size-complex="14pt"/>
    </style:style>
    <style:style style:name="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paragraph-rsid="001dc80e" style:font-size-asian="14pt" style:font-size-complex="14pt"/>
    </style:style>
    <style:style style:name="P3" style:family="paragraph" style:parent-style-name="Footer">
      <style:paragraph-properties fo:text-align="center" style:justify-single-word="false"/>
      <style:text-properties fo:color="#4c4c4c" style:font-name="Liberation Sans" fo:font-size="9pt" fo:language="es" fo:country="ES" fo:font-weight="bold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fo:color="#4c4c4c" style:font-name="Liberation Sans" fo:font-weight="normal" style:font-weight-asian="normal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Liberation Sans"/>
    </style:style>
    <style:style style:name="P6" style:family="paragraph" style:parent-style-name="Standard">
      <style:paragraph-properties fo:text-align="center" style:justify-single-word="false"/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  <style:text-properties fo:color="#000000" style:font-name="Liberation Sans" fo:font-size="12pt" officeooo:paragraph-rsid="001e1bc6" style:font-size-asian="12pt" style:font-size-complex="12pt"/>
    </style:style>
    <style:style style:name="P8" style:family="paragraph" style:parent-style-name="Text_20_body">
      <style:paragraph-properties fo:line-height="150%" fo:text-align="justify" style:justify-single-word="false"/>
      <style:text-properties fo:color="#000000" style:font-name="Liberation Sans" fo:font-size="12pt" officeooo:paragraph-rsid="001fcc52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style:font-name="Liberation Sans" officeooo:paragraph-rsid="001fcc52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1d4ff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32f40" style:font-weight-asian="bold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4390e" style:font-weight-asian="bold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4ca244" style:font-weight-asian="bold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normal" officeooo:paragraph-rsid="00232f40" style:font-weight-asian="normal" style:font-weight-complex="normal"/>
    </style:style>
    <style:style style:name="P15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21d4ff"/>
    </style:style>
    <style:style style:name="P16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2eb607"/>
    </style:style>
    <style:style style:name="P17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36441"/>
    </style:style>
    <style:style style:name="P18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3a3e6"/>
    </style:style>
    <style:style style:name="P19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54887"/>
    </style:style>
    <style:style style:name="P20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8b113"/>
    </style:style>
    <style:style style:name="P21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04c70"/>
    </style:style>
    <style:style style:name="P22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2686a"/>
    </style:style>
    <style:style style:name="P23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3baa4"/>
    </style:style>
    <style:style style:name="P24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bf57b"/>
    </style:style>
    <style:style style:name="P25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d58f6"/>
    </style:style>
    <style:style style:name="P26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ed709"/>
    </style:style>
    <style:style style:name="P27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fo:font-weight="bold" officeooo:paragraph-rsid="004e584b" style:font-weight-asian="bold" style:font-weight-complex="bold"/>
    </style:style>
    <style:style style:name="P28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291654"/>
    </style:style>
    <style:style style:name="P29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2a723b"/>
    </style:style>
    <style:style style:name="P30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336441"/>
    </style:style>
    <style:style style:name="P31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4ed709"/>
    </style:style>
    <style:style style:name="P32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4fd1b9"/>
    </style:style>
    <style:style style:name="P33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rsid="00497b68" officeooo:paragraph-rsid="004ed709"/>
    </style:style>
    <style:style style:name="P34" style:family="paragraph" style:parent-style-name="Heading_20_1">
      <style:text-properties officeooo:paragraph-rsid="001fcc52"/>
    </style:style>
    <style:style style:name="T1" style:family="text">
      <style:text-properties officeooo:rsid="003a3f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3f29" style:font-weight-asian="bold" style:font-weight-complex="bold"/>
    </style:style>
    <style:style style:name="T4" style:family="text">
      <style:text-properties fo:font-weight="bold" officeooo:rsid="001dc80e" style:font-weight-asian="bold" style:font-weight-complex="bold"/>
    </style:style>
    <style:style style:name="T5" style:family="text">
      <style:text-properties fo:font-weight="bold" officeooo:rsid="003b0d76" style:font-weight-asian="bold" style:font-weight-complex="bold"/>
    </style:style>
    <style:style style:name="T6" style:family="text">
      <style:text-properties fo:font-size="9pt" fo:language="es" fo:country="ES" style:font-size-asian="9pt" style:font-size-complex="9pt"/>
    </style:style>
    <style:style style:name="T7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T8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T10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54887" style:font-weight-asian="normal" style:font-weight-complex="normal"/>
    </style:style>
    <style:style style:name="T14" style:family="text">
      <style:text-properties fo:font-weight="normal" officeooo:rsid="0031ac7b" style:font-weight-asian="normal" style:font-weight-complex="normal"/>
    </style:style>
    <style:style style:name="T15" style:family="text">
      <style:text-properties fo:font-weight="normal" officeooo:rsid="003cc3b9" style:font-weight-asian="normal" style:font-weight-complex="normal"/>
    </style:style>
    <style:style style:name="T16" style:family="text">
      <style:text-properties fo:font-weight="normal" officeooo:rsid="00404c70" style:font-weight-asian="normal" style:font-weight-complex="normal"/>
    </style:style>
    <style:style style:name="T17" style:family="text">
      <style:text-properties fo:font-weight="normal" officeooo:rsid="004ad0c7" style:font-weight-asian="normal" style:font-weight-complex="normal"/>
    </style:style>
    <style:style style:name="T18" style:family="text">
      <style:text-properties fo:font-weight="normal" officeooo:rsid="004bf57b" style:font-weight-asian="normal" style:font-weight-complex="normal"/>
    </style:style>
    <style:style style:name="T19" style:family="text">
      <style:text-properties fo:font-weight="normal" officeooo:rsid="004d58f6" style:font-weight-asian="normal" style:font-weight-complex="normal"/>
    </style:style>
    <style:style style:name="T20" style:family="text">
      <style:text-properties fo:font-weight="normal" officeooo:rsid="004e584b" style:font-weight-asian="normal" style:font-weight-complex="normal"/>
    </style:style>
    <style:style style:name="T21" style:family="text">
      <style:text-properties fo:font-weight="normal" officeooo:rsid="004ed709" style:font-weight-asian="normal" style:font-weight-complex="normal"/>
    </style:style>
    <style:style style:name="T22" style:family="text">
      <style:text-properties fo:font-size="12pt" officeooo:rsid="001e1bc6" style:font-size-asian="12pt" style:font-size-complex="12pt"/>
    </style:style>
    <style:style style:name="T23" style:family="text">
      <style:text-properties fo:font-size="12pt" fo:language="es" fo:country="ES" style:font-size-asian="12pt" style:font-size-complex="12pt"/>
    </style:style>
    <style:style style:name="T24" style:family="text">
      <style:text-properties fo:font-size="12pt" fo:language="es" fo:country="ES" officeooo:rsid="002c5810" style:font-size-asian="12pt" style:font-size-complex="12pt"/>
    </style:style>
    <style:style style:name="T25" style:family="text">
      <style:text-properties fo:font-size="12pt" fo:language="es" fo:country="ES" officeooo:rsid="00354887" style:font-size-asian="12pt" style:font-size-complex="12pt"/>
    </style:style>
    <style:style style:name="T26" style:family="text">
      <style:text-properties officeooo:rsid="001e1bc6"/>
    </style:style>
    <style:style style:name="T27" style:family="text">
      <style:text-properties officeooo:rsid="001fcc52"/>
    </style:style>
    <style:style style:name="T28" style:family="text">
      <style:text-properties officeooo:rsid="0021d4ff"/>
    </style:style>
    <style:style style:name="T29" style:family="text">
      <style:text-properties officeooo:rsid="00232f40"/>
    </style:style>
    <style:style style:name="T30" style:family="text">
      <style:text-properties officeooo:rsid="0024390e"/>
    </style:style>
    <style:style style:name="T31" style:family="text">
      <style:text-properties officeooo:rsid="0027eedf"/>
    </style:style>
    <style:style style:name="T32" style:family="text">
      <style:text-properties officeooo:rsid="00291654"/>
    </style:style>
    <style:style style:name="T33" style:family="text">
      <style:text-properties officeooo:rsid="002a723b"/>
    </style:style>
    <style:style style:name="T34" style:family="text">
      <style:text-properties officeooo:rsid="002d24d0"/>
    </style:style>
    <style:style style:name="T35" style:family="text">
      <style:text-properties officeooo:rsid="002f2d7d"/>
    </style:style>
    <style:style style:name="T36" style:family="text">
      <style:text-properties officeooo:rsid="00336441"/>
    </style:style>
    <style:style style:name="T37" style:family="text">
      <style:text-properties officeooo:rsid="0033a3e6"/>
    </style:style>
    <style:style style:name="T38" style:family="text">
      <style:text-properties officeooo:rsid="00354887"/>
    </style:style>
    <style:style style:name="T39" style:family="text">
      <style:text-properties officeooo:rsid="0038b113"/>
    </style:style>
    <style:style style:name="T40" style:family="text">
      <style:text-properties officeooo:rsid="003957eb"/>
    </style:style>
    <style:style style:name="T41" style:family="text">
      <style:text-properties officeooo:rsid="003b0d76"/>
    </style:style>
    <style:style style:name="T42" style:family="text">
      <style:text-properties officeooo:rsid="00404c70"/>
    </style:style>
    <style:style style:name="T43" style:family="text">
      <style:text-properties officeooo:rsid="0042686a"/>
    </style:style>
    <style:style style:name="T44" style:family="text">
      <style:text-properties officeooo:rsid="00444597"/>
    </style:style>
    <style:style style:name="T45" style:family="text">
      <style:text-properties officeooo:rsid="004bf57b"/>
    </style:style>
    <style:style style:name="T46" style:family="text">
      <style:text-properties officeooo:rsid="004ca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</text:h>
      <text:p text:style-name="P7"><text:tab/>Impartir una <text:span text:style-name="T26">entrenamiento</text:span> tecnológica en el lenguaje del programación Python, el cual les permita desarrollar <text:span text:style-name="T31">sobre </text:span>programación <text:span text:style-name="T31">conexiones a base de datos SQL y publicando esos datos en el protocolo HTTP mediante </text:span>aplicaciones Web, <text:span text:style-name="T31">usando los frameworks Web más populares como Flask y Django</text:span>, entre otras como soluciones corporativas destinadas a sectores como la administración pública nacional, gobierno electrónico, sector privado y ciudadanía en general.</text:p>
      <text:h text:style-name="Heading_20_1" text:outline-level="1">Alcance </text:h>
      <text:p text:style-name="P8"><text:tab/>Al finalizar este <text:span text:style-name="T26">entrenamiento</text:span>, los asistentes estarán en capacidad de:</text:p>
      <text:list xml:id="list2001720493641822919" text:style-name="L1">
        <text:list-item>
          <text:p text:style-name="P28"><text:span text:style-name="T32">Realizar un breve repaso del lenguaje Python</text:span> y <text:span text:style-name="T34">su </text:span>filosofía de trabajo.</text:p>
        </text:list-item>
        <text:list-item>
          <text:p text:style-name="P29">Hacer <text:span text:style-name="T32">conexiones a Base de datos SQL usando el patrón de diseño ORM</text:span>.</text:p>
        </text:list-item>
        <text:list-item>
          <text:p text:style-name="P30">Comprender <text:span text:style-name="T33">el protocolo HTTP y la formas de comunicación usando las librerías integradas de Python</text:span>.</text:p>
        </text:list-item>
        <text:list-item>
          <text:p text:style-name="P31">Comprender <text:span text:style-name="T33">el funcionamiento, </text:span>sintaxis de <text:span text:style-name="T33">configuración y despliegues de aplicaciones usando el Web Server Gateway Interface</text:span>.</text:p>
        </text:list-item>
        <text:list-item>
          <text:p text:style-name="P33">Comprender las filosofías de los diversos framework Web Python</text:p>
        </text:list-item>
        <text:list-item>
          <text:p text:style-name="P32">Comprender <text:span text:style-name="T38">la filosofía del desarrollo para la Web usando el framework Flask</text:span>.</text:p>
        </text:list-item>
        <text:list-item>
          <text:p text:style-name="P32"><text:span text:style-name="T25">Comprender la filosofía del desarrollo para la Web usando el f</text:span><text:span text:style-name="T24">ramework Django</text:span><text:span text:style-name="T23">.</text:span></text:p>
        </text:list-item>
      </text:list>
      <text:p text:style-name="P9"><text:tab/>Para la implementación y gestión efectiva de las tecnologías objeto en esta <text:soft-page-break/><text:span text:style-name="T22">entrenamiento</text:span>, se requiere una profundización mayor en estos temas, lo cual es conseguido por la laboriosidad que desplieguen los interesados y facilitado notablemente por los “<text:span text:style-name="T27">entrenamiento</text:span>s completas de Python” que ofrece Covantec.</text:p>
      <text:h text:style-name="P34" text:outline-level="1"><text:s/>Contenido del <text:span text:style-name="T27">entrenamiento</text:span> </text:h>
      <text:p text:style-name="P9"><text:tab/>A continuación la descripción detallada de cada módulo del <text:span text:style-name="T22">entrenamiento</text:span>:</text:p>
      <text:p text:style-name="P10">Módulo 1: <text:span text:style-name="T28">Fast-Track en Python</text:span>.</text:p>
      <text:p text:style-name="P15"><text:span text:style-name="T2">Descripción:</text:span> <text:span text:style-name="T28">Dar un breve repaso </text:span>sobre la filosofía de <text:span text:style-name="T44">Python</text:span>, su historia y evolución, <text:span text:style-name="T28">conceptos básicos como tipo de datos, estructuras de control, objetos, módulos.</text:span></text:p>
      <text:p text:style-name="P20"><text:span text:style-name="T2">Práctica: </text:span>Exponer <text:span text:style-name="T39">los elementos </text:span>fundamenta<text:span text:style-name="T39">les del lenguaje</text:span>, <text:span text:style-name="T28">conceptos básicos y explorar el resultado desde el interprete Python.</text:span></text:p>
      <text:p text:style-name="P12">Módulo 2: <text:span text:style-name="T30">Base de datos SQL</text:span>.</text:p>
      <text:p text:style-name="P16"><text:span text:style-name="T2">Descripción:</text:span> Conocer las capacidades<text:span text:style-name="T28"> en Python</text:span> <text:span text:style-name="T28">para realizar conexiones a Base de datos – DB SQL usando el patrón de diseño Object Relation Mapping – ORM.</text:span></text:p>
      <text:p text:style-name="P24"><text:span text:style-name="T2">Práctica:</text:span> <text:span text:style-name="T40">Entender el patrón ORM, i</text:span>nstalar <text:span text:style-name="T45">librería SQLAlchemy, creación de una aplicación con </text:span><text:span text:style-name="T15">operaciones Create, Researh, Update </text:span><text:span text:style-name="T16">y</text:span><text:span text:style-name="T15"> Delete </text:span><text:span text:style-name="T16">- CRUD usando </text:span><text:span text:style-name="T18">la librería</text:span><text:span text:style-name="T35">,</text:span> explora<text:span text:style-name="T42">ndo </text:span>el resultado<text:span text:style-name="T28"> desde el interprete Python y la consola de comando</text:span>.</text:p>
      <text:p text:style-name="P12">Módulo 3: <text:span text:style-name="T30">Protocolo HTTP en Python</text:span>. </text:p>
      <text:p text:style-name="P17"><text:span text:style-name="T2">Descripción: </text:span><text:span text:style-name="T36">Comprender el protocolo HTTP y las formas de comunicación usando <text:s/>las librerías integradas de Python.</text:span></text:p>
      <text:p text:style-name="P22"><text:span text:style-name="T2">Práctica:</text:span> <text:span text:style-name="T43">Creación de aplicaciones usando el modulo integrado HTTP Server en el </text:span><text:soft-page-break/><text:span text:style-name="T43">lenguaje realizando peticiones GET y POST del protocolo HTTP con la herramienta </text:span><text:span text:style-name="T5">httpie</text:span><text:span text:style-name="T41"> o scripts, explorando el resultado desde el interprete Python vía consola de comando.</text:span></text:p>
      <text:p text:style-name="P12">Módulo 4: <text:span text:style-name="T30">Web Server Gateway Interface</text:span>.</text:p>
      <text:p text:style-name="P18"><text:span text:style-name="T2">Descripción: </text:span>Comprender <text:span text:style-name="T33">el funcionamiento, </text:span>sintaxis de <text:span text:style-name="T33">configuración y despliegues de aplicaciones usando el Web Server Gateway Interface - WSGI</text:span>.</text:p>
      <text:p text:style-name="P23"><text:span text:style-name="T2">Práctica:</text:span> <text:span text:style-name="T43">C</text:span>reación <text:span text:style-name="T37">de una aplicación WSGI, con configuraciones y despliegue en entorno de desarrollo, explorando el resultado desde el interprete Python y la consola de comando.</text:span></text:p>
      <text:p text:style-name="P13">Módulo <text:span text:style-name="T46">5</text:span>: <text:span text:style-name="T46">Frameworks Web en Python</text:span>. </text:p>
      <text:p text:style-name="P25"><text:span text:style-name="T2">Descripción: </text:span><text:span text:style-name="T19">Introducir a las diversos </text:span><text:span text:style-name="T13">framework </text:span><text:span text:style-name="T19">Web en Python, sus filosofías de desarrollo y los casos actuales de uso de cada uno</text:span><text:span text:style-name="T13">.</text:span></text:p>
      <text:p text:style-name="P27">Práctica: <text:span text:style-name="T16">C</text:span><text:span text:style-name="T20">omprender las </text:span><text:span text:style-name="T19">filosofías de desarrollo y los casos actuales de uso de cada </text:span><text:span text:style-name="T20">uno de los </text:span><text:span text:style-name="T13">framework </text:span><text:span text:style-name="T19">Web en Python</text:span><text:span text:style-name="T15"> </text:span><text:span text:style-name="T20">de forma </text:span><text:span text:style-name="T21">teórica.</text:span></text:p>
      <text:p text:style-name="P11">Módulo <text:span text:style-name="T46">6</text:span>: <text:span text:style-name="T29">Framework Web Flask</text:span>. </text:p>
      <text:p text:style-name="P19"><text:span text:style-name="T2">Descripción: </text:span><text:span text:style-name="T13">Comprender la filosofía y el desarrollo de aplicaciones Web usando el framework Flask.</text:span></text:p>
      <text:p text:style-name="P21"><text:span text:style-name="T2">Práctica: </text:span><text:span text:style-name="T16">Creación </text:span><text:span text:style-name="T15">de aplicación </text:span><text:span text:style-name="T16">con </text:span><text:span text:style-name="T15">el patrón </text:span><text:span text:style-name="T17">de diseño </text:span><text:span text:style-name="T15">Model View Controller - MVC, formularios HTML, operaciones </text:span><text:span text:style-name="T16">CRUD</text:span><text:span text:style-name="T15"> </text:span><text:span text:style-name="T16">usando</text:span><text:span text:style-name="T15"> </text:span><text:span text:style-name="T16">BD </text:span><text:span text:style-name="T15">SQL,</text:span><text:span text:style-name="T12"> explor</text:span><text:span text:style-name="T16">ando</text:span><text:span text:style-name="T12"> el resultado desde </text:span><text:span text:style-name="T14">la consola de comando </text:span><text:span text:style-name="T15">y el navegador Web</text:span><text:span text:style-name="T12">.</text:span></text:p>
      <text:p text:style-name="P14"/>
      <text:p text:style-name="P11"><text:soft-page-break/>Módulo <text:span text:style-name="T46">7</text:span>: <text:span text:style-name="T29">Framework Web Django</text:span>.</text:p>
      <text:p text:style-name="P19"><text:span text:style-name="T2">Descripción: </text:span><text:span text:style-name="T25">Comprender la filosofía y el desarrollo de aplicaciones Web usando el f</text:span><text:span text:style-name="T24">ramework Django.</text:span></text:p>
      <text:p text:style-name="P26"><text:span text:style-name="T2">Práctica:</text:span><text:span text:style-name="T12"> </text:span><text:span text:style-name="T16">Creación </text:span><text:span text:style-name="T12">de </text:span><text:span text:style-name="T15">aplicación </text:span><text:span text:style-name="T16">con </text:span><text:span text:style-name="T15">el patrón MVC, operaciones </text:span><text:span text:style-name="T16">CRUD</text:span><text:span text:style-name="T15"> </text:span><text:span text:style-name="T16">usando</text:span><text:span text:style-name="T15"> B</text:span><text:span text:style-name="T16">D</text:span><text:span text:style-name="T15"> SQL, </text:span><text:span text:style-name="T21">habilitando el “Django Admin” para los </text:span><text:span text:style-name="T15">formularios HTML, </text:span><text:span text:style-name="T21">Gestionar usuarios Django creando y aplicando permisos de forma granulada, </text:span><text:span text:style-name="T15">explor</text:span><text:span text:style-name="T16">ando</text:span><text:span text:style-name="T15"> el resultado desde </text:span><text:span text:style-name="T14">la consola de comando </text:span><text:span text:style-name="T15">y el navegador W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orphans="2" fo:widows="2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er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er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16.9cm"/>
    </style:style>
    <style:style style:name="Tabla2.B" style:family="table-column">
      <style:table-column-properties style:column-width="0.684cm"/>
    </style:style>
    <style:style style:name="Tabla2.1" style:family="table-row">
      <style:table-row-properties style:min-row-height="0.815cm"/>
    </style:style>
    <style:style style:name="Tabla2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rsid="003a3f29" officeooo:paragraph-rsid="00176921" style:font-size-asian="14pt" style:font-size-complex="14pt"/>
    </style:style>
    <style:style style:name="M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paragraph-rsid="001dc80e" style:font-size-asian="14pt" style:font-size-complex="14pt"/>
    </style:style>
    <style:style style:name="MP3" style:family="paragraph" style:parent-style-name="Footer">
      <style:paragraph-properties fo:text-align="center" style:justify-single-word="false"/>
      <style:text-properties fo:color="#4c4c4c" style:font-name="Liberation Sans" fo:font-size="9pt" fo:language="es" fo:country="ES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"/>
    </style:style>
    <style:style style:name="MP5" style:family="paragraph" style:parent-style-name="Standard">
      <style:paragraph-properties fo:text-align="center" style:justify-single-word="false"/>
      <style:text-properties style:font-name="Liberation Sans"/>
    </style:style>
    <style:style style:name="MP6" style:family="paragraph" style:parent-style-name="Footer">
      <style:paragraph-properties fo:text-align="end" style:justify-single-word="false"/>
      <style:text-properties fo:color="#4c4c4c" style:font-name="Liberation Sans" fo:font-weight="normal" style:font-weight-asian="normal" style:font-weight-complex="normal"/>
    </style:style>
    <style:style style:name="MT1" style:family="text">
      <style:text-properties officeooo:rsid="003a3f29"/>
    </style:style>
    <style:style style:name="MT2" style:family="text">
      <style:text-properties fo:font-weight="bold" officeooo:rsid="003a3f29" style:font-weight-asian="bold" style:font-weight-complex="bold"/>
    </style:style>
    <style:style style:name="MT3" style:family="text">
      <style:text-properties fo:font-weight="bold" officeooo:rsid="001dc80e" style:font-weight-asian="bold" style:font-weight-complex="bold"/>
    </style:style>
    <style:style style:name="MT4" style:family="text">
      <style:text-properties fo:font-size="9pt" fo:language="es" fo:country="ES" style:font-size-asian="9pt" style:font-size-complex="9pt"/>
    </style:style>
    <style:style style:name="MT5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MT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MT7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MT8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MT9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draw:frame draw:style-name="Mfr1" draw:name="gráficos1" text:anchor-type="paragraph" svg:x="-0.243cm" svg:y="-0.101cm" svg:width="7.086cm" svg:height="1.859cm" draw:z-index="3"><draw:image xlink:href="Pictures/1000000000000352000000DF4CB9B7D1B563BD5D.jpg" xlink:type="simple" xlink:show="embed" xlink:actuate="onLoad"/></draw:frame></text:p>
            </table:table-cell>
            <table:table-cell table:style-name="Tabla1.A1" office:value-type="string">
              <text:p text:style-name="MP1"/>
              <text:p text:style-name="MP2"><text:span text:style-name="MT1">Entrenamiento en </text:span><text:span text:style-name="MT2">“</text:span><text:span text:style-name="MT3">Frameworks de Desarrollo Web en Python</text:span><text:span text:style-name="MT2">”</text:span></text:p>
              <text:p text:style-name="MP1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Santa Cruz de Mara, Sector El Chorro I, Calle #3, Casa 12-B, Parroquia Ricaurte, Municipio Mara, Edo. Zulia. </text:p>
              <text:p text:style-name="MP4"><text:span text:style-name="MT4">Código Postal 4046. </text:span><text:span text:style-name="MT5">Telf.</text:span><text:span text:style-name="MT4"> +58-262-879.18.80 / +58-426-771</text:span><text:span text:style-name="MT6">.35.73 / </text:span><text:span text:style-name="MT7">+58-414-979</text:span><text:span text:style-name="MT6">.80.83 / </text:span><text:span text:style-name="MT7">+58-412-65</text:span><text:span text:style-name="MT6">7.96.83</text:span></text:p>
              <text:p text:style-name="MP5"><text:span text:style-name="MT8">Correo electrónico: </text:span><text:a xlink:type="simple" xlink:href="mailto:covantec.ve@gmail.com" office:target-frame-name="_blank" xlink:show="new" text:style-name="Internet_20_link" text:visited-style-name="Visited_20_Internet_20_Link"><text:span text:style-name="MT9">covantec.ve@gmail.com</text:span></text:a><text:span text:style-name="MT8"> </text:span></text:p>
            </table:table-cell>
            <table:table-cell table:style-name="Tabla2.A1" office:value-type="string">
              <text:p text:style-name="MP6"><text:page-number text:select-page="current">4</text:page-number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2:08:37</meta:creation-date>
    <meta:editing-duration>P5DT1H51M38S</meta:editing-duration>
    <meta:editing-cycles>536</meta:editing-cycles>
    <meta:generator>LibreOffice/5.2.7.2$Linux_X86_64 LibreOffice_project/20m0$Build-2</meta:generator>
    <meta:initial-creator>cenditelportatil </meta:initial-creator>
    <dc:date>2018-12-01T11:01:19.345533680</dc:date>
    <meta:document-statistic meta:table-count="2" meta:image-count="1" meta:object-count="0" meta:page-count="4" meta:paragraph-count="40" meta:word-count="664" meta:character-count="4447" meta:non-whitespace-character-count="3817"/>
  </office:meta>
</office:document-meta>
</file>